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6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 New Roman" fo:font-size="12pt" fo:font-weight="normal" officeooo:paragraph-rsid="00144439" style:font-size-asian="12pt" style:font-weight-asian="normal" style:font-name-complex="Times New Roman1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officeooo:paragraph-rsid="0011f377"/>
    </style:style>
    <style:style style:name="P13" style:family="paragraph" style:parent-style-name="Standard">
      <style:paragraph-properties fo:margin-left="0in" fo:margin-right="0.231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4" style:family="paragraph" style:parent-style-name="Standard">
      <style:text-properties officeooo:paragraph-rsid="00144adb"/>
    </style:style>
    <style:style style:name="P15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color="#000000" style:font-name="TimesNewRomanPSMT" fo:font-size="12pt" style:font-size-asian="12pt"/>
    </style:style>
    <style:style style:name="T1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style:font-name="TimesNewRomanPSMT" fo:font-size="12pt" fo:font-weight="normal" style:font-size-asian="12pt" style:font-weight-asian="normal"/>
    </style:style>
    <style:style style:name="T3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style:font-name="TimesNewRomanPSMT" fo:font-size="8pt" fo:font-weight="normal" style:font-size-asian="8pt" style:font-weight-asian="normal"/>
    </style:style>
    <style:style style:name="T5" style:family="text">
      <style:text-properties fo:color="#000000" style:font-name="Times New Roman" fo:font-size="12pt" fo:font-weight="normal" style:font-size-asian="12pt" style:font-weight-asian="normal"/>
    </style:style>
    <style:style style:name="T6" style:family="text">
      <style:text-properties fo:color="#000000" style:font-name="Times New Roman" fo:font-size="12pt" fo:letter-spacing="normal" fo:font-weight="normal" style:letter-kerning="false" style:font-size-asian="12pt" style:font-weight-asian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9">Dichiarazione sostitutiva di certificazione </text:p>
      <text:p text:style-name="P5">(Art. 46 T.U. 28-12-2000 n.445)</text:p>
      <text:p text:style-name="P1"/>
      <text:p text:style-name="P14"><text:span text:style-name="T6">I</text:span><text:span text:style-name="T7">o sottoscritt{%= @oa %} </text:span><text:span text:style-name="T8">{%= @persona.nome %} {%= @persona.cognome %}</text:span><text:span text:style-name="T7">, codice fiscale </text:span><text:span text:style-name="T8">{%= @persona.codice_fiscale %}</text:span><text:span text:style-name="T7">, </text:span></text:p>
      <text:p text:style-name="P14"><text:span text:style-name="T7">nat{%= @oa%} a </text:span><text:span text:style-name="T8">{%= @persona.comune_nascita %}</text:span><text:span text:style-name="T7"> il </text:span><text:span text:style-name="T8">{%= @persona.data_nascita %}</text:span><text:span text:style-name="T7">, </text:span></text:p>
      <text:p text:style-name="P14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3">consapevole delle sanzioni penali, nel caso di dichiarazioni non veritiere, di formazione o uso di atti falsi, richiamate dall'art.76 del D.P.R. 445 del 28 Dicembre 2000</text:p>
      <text:p text:style-name="P1"/>
      <text:p text:style-name="P5">DICHIARO</text:p>
      <text:p text:style-name="P2"/>
      <text:p text:style-name="P1">di essere nella seguente posizione agli effetti degli obblighi militari:</text:p>
      <text:p text:style-name="P1">. . . . . . . . . . . . . . . . . . . . . . . . . . . . . . . . . . . . . . . . . . . . . . . . . . . . . . . . .</text:p>
      <text:p text:style-name="P1"/>
      <text:p text:style-name="P10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13"/>
      <text:p text:style-name="P1"/>
      <text:p text:style-name="P12"><text:span text:style-name="T3">……………………………, <text:s/></text:span><text:span text:style-name="T5">li <text:s/>{%= @data %}</text:span></text:p>
      <text:p text:style-name="P11"><text:span text:style-name="T2"><text:s text:c="18"/></text:span><text:span text:style-name="T4">(luogo)</text:span></text:p>
      <text:p text:style-name="P11"/>
      <text:p text:style-name="P11"/>
      <text:p text:style-name="P7"/>
      <text:p text:style-name="P4"><text:tab/>………………………………</text:p>
      <text:p text:style-name="P6"/>
      <text:p text:style-name="P6"><text:tab/>(firma non autenticata)</text:p>
      <text:p text:style-name="P2"/>
      <text:p text:style-name="P8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.0035in" fo:margin-bottom="1.0035in" fo:margin-left="0.7874in" fo:margin-right="0.7874in" style:writing-mode="lr-tb" style:layout-grid-color="#c0c0c0" style:layout-grid-lines="228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editing-duration>PT8M51S</meta:editing-duration>
    <meta:editing-cycles>5</meta:editing-cycles>
    <meta:creation-date>2015-09-29T10:03:22.205019000</meta:creation-date>
    <dc:date>2020-11-20T09:07:04.016164640</dc:date>
    <meta:document-statistic meta:table-count="0" meta:image-count="0" meta:object-count="0" meta:page-count="1" meta:paragraph-count="15" meta:word-count="261" meta:character-count="1586" meta:non-whitespace-character-count="1311"/>
  </office:meta>
</office:document-meta>
</file>